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82161" officeooo:paragraph-rsid="001821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93760735394379901" text:style-name="L1">
        <text:list-item>
          <text:p text:style-name="P1">Code reading</text:p>
          <text:list>
            <text:list-item>
              <text:p text:style-name="P1">Questions like from quizzes, different angles</text:p>
            </text:list-item>
          </text:list>
        </text:list-item>
        <text:list-item>
          <text:p text:style-name="P1">Writing</text:p>
          <text:list>
            <text:list-item>
              <text:p text:style-name="P1">Sorting</text:p>
            </text:list-item>
            <text:list-item>
              <text:p text:style-name="P1">Draw a specific pattern</text:p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14:42:51.753203035</meta:creation-date>
    <meta:generator>LibreOffice/4.3.4.1$Linux_X86_64 LibreOffice_project/430m0$Build-1</meta:generator>
    <dc:date>2014-12-05T22:44:20.004238774</dc:date>
    <meta:editing-duration>PT7H45M11S</meta:editing-duration>
    <meta:editing-cycles>1</meta:editing-cycles>
    <meta:document-statistic meta:table-count="0" meta:image-count="0" meta:object-count="0" meta:page-count="1" meta:paragraph-count="6" meta:word-count="20" meta:character-count="100" meta:non-whitespace-character-count="91"/>
  </office:meta>
</office:document-meta>
</file>